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swiss" style:font-pitch="fixed"/>
    <style:font-face style:name="Amiri Quran" svg:font-family="'Amiri Quran'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CourierNewPSMT" svg:font-family="CourierNewPS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List_20_Paragraph" style:list-style-name="WWNum4">
      <style:text-properties officeooo:paragraph-rsid="0000668a"/>
    </style:style>
    <style:style style:name="P2" style:family="paragraph" style:parent-style-name="List_20_Paragraph" style:list-style-name="WWNum7">
      <style:text-properties officeooo:paragraph-rsid="0000668a"/>
    </style:style>
    <style:style style:name="P3" style:family="paragraph" style:parent-style-name="List_20_Paragraph" style:list-style-name="WWNum8">
      <style:text-properties officeooo:paragraph-rsid="0000668a"/>
    </style:style>
    <style:style style:name="P4" style:family="paragraph" style:parent-style-name="List_20_Paragraph" style:list-style-name="WWNum9">
      <style:text-properties officeooo:paragraph-rsid="0000668a"/>
    </style:style>
    <style:style style:name="P5" style:family="paragraph" style:parent-style-name="List_20_Paragraph" style:list-style-name="WWNum10">
      <style:text-properties officeooo:paragraph-rsid="0000668a"/>
    </style:style>
    <style:style style:name="P6" style:family="paragraph" style:parent-style-name="List_20_Paragraph" style:list-style-name="WWNum12">
      <style:text-properties officeooo:paragraph-rsid="0000668a"/>
    </style:style>
    <style:style style:name="P7" style:family="paragraph" style:parent-style-name="List_20_Paragraph" style:list-style-name="WWNum17">
      <style:text-properties officeooo:paragraph-rsid="0000668a"/>
    </style:style>
    <style:style style:name="P8" style:family="paragraph" style:parent-style-name="Standard">
      <style:paragraph-properties fo:text-align="center" style:justify-single-word="false"/>
      <style:text-properties officeooo:paragraph-rsid="000680dc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680dc" style:font-size-asian="12pt" style:font-size-complex="12pt"/>
    </style:style>
    <style:style style:name="P10" style:family="paragraph" style:parent-style-name="Standard" style:list-style-name="WWNum4">
      <style:paragraph-properties fo:margin-top="0.1945in" fo:margin-bottom="0.1945in" loext:contextual-spacing="false"/>
      <style:text-properties fo:font-size="11pt" officeooo:paragraph-rsid="0004a6b3" style:font-size-asian="11pt" style:font-size-complex="11pt"/>
    </style:style>
    <style:style style:name="P11" style:family="paragraph" style:list-style-name="WWNum4"/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paragraph-rsid="000680dc"/>
    </style:style>
    <style:style style:name="P13" style:family="paragraph" style:parent-style-name="doctext" style:list-style-name="WWNum4">
      <style:paragraph-properties fo:margin-top="0.1945in" fo:margin-bottom="0.1945in" loext:contextual-spacing="false"/>
      <style:text-properties officeooo:paragraph-rsid="0000668a"/>
    </style:style>
    <style:style style:name="P14" style:family="paragraph" style:parent-style-name="doctext" style:list-style-name="WWNum4">
      <style:paragraph-properties fo:margin-top="0.1945in" fo:margin-bottom="0.1945in" loext:contextual-spacing="false"/>
      <style:text-properties officeooo:paragraph-rsid="0004a6b3"/>
    </style:style>
    <style:style style:name="P15" style:family="paragraph" style:parent-style-name="doctext">
      <style:paragraph-properties fo:margin-top="0.1945in" fo:margin-bottom="0.1945in" loext:contextual-spacing="false" fo:line-height="100%"/>
      <style:text-properties officeooo:paragraph-rsid="00038098"/>
    </style:style>
    <style:style style:name="P16" style:family="paragraph" style:parent-style-name="doctext" style:list-style-name="WWNum4">
      <style:paragraph-properties fo:margin-top="0.1945in" fo:margin-bottom="0.1945in" loext:contextual-spacing="false" fo:line-height="100%"/>
      <style:text-properties fo:font-weight="bold" officeooo:paragraph-rsid="0000668a" style:font-weight-asian="bold" style:font-weight-complex="bold"/>
    </style:style>
    <style:style style:name="P17" style:family="paragraph" style:parent-style-name="doctext" style:list-style-name="WWNum4">
      <style:paragraph-properties fo:margin-top="0.1154in" fo:margin-bottom="0.1154in" loext:contextual-spacing="false" style:line-height-at-least="0.1598in"/>
      <style:text-properties fo:font-weight="normal" officeooo:paragraph-rsid="00038098" style:font-weight-asian="normal" style:font-weight-complex="normal"/>
    </style:style>
    <style:style style:name="P18" style:family="paragraph" style:parent-style-name="doctext" style:list-style-name="WWNum4">
      <style:paragraph-properties fo:margin-top="0.1154in" fo:margin-bottom="0.1154in" loext:contextual-spacing="false" style:line-height-at-least="0.1598in"/>
      <style:text-properties fo:color="#3c3c3c" fo:font-weight="normal" officeooo:paragraph-rsid="0000668a" fo:background-color="#ffffff" style:font-weight-asian="normal" style:font-weight-complex="normal"/>
    </style:style>
    <style:style style:name="P19" style:family="paragraph" style:parent-style-name="doctext" style:list-style-name="WWNum4">
      <style:paragraph-properties fo:margin-top="0.1154in" fo:margin-bottom="0.1154in" loext:contextual-spacing="false" style:line-height-at-least="0.1598in"/>
      <style:text-properties fo:color="#3c3c3c" fo:font-weight="normal" officeooo:paragraph-rsid="00038098" fo:background-color="#ffffff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3c3c3c" fo:background-color="#ffffff" loext:char-shading-value="0"/>
    </style:style>
    <style:style style:name="T4" style:family="text">
      <style:text-properties style:font-name="Calibri" fo:font-size="11pt" fo:font-weight="bold" style:font-size-asian="11pt" style:font-weight-asian="bold" style:font-size-complex="11pt"/>
    </style:style>
    <style:style style:name="T5" style:family="text">
      <style:text-properties style:font-name="Calibri" fo:font-size="11pt" fo:font-weight="bold" style:font-size-asian="11pt" style:font-weight-asian="bold" style:font-name-complex="TimesNewRomanPSMT" style:font-size-complex="11pt"/>
    </style:style>
    <style:style style:name="T6" style:family="text">
      <style:text-properties style:font-name="Calibri" fo:font-size="11pt" fo:font-weight="bold" officeooo:rsid="00038098" style:font-size-asian="11pt" style:font-weight-asian="bold" style:font-name-complex="TimesNewRomanPSMT" style:font-size-complex="11pt"/>
    </style:style>
    <style:style style:name="T7" style:family="text">
      <style:text-properties style:font-name="Calibri" fo:font-size="11pt" fo:font-weight="bold" officeooo:rsid="000680dc" style:font-size-asian="11pt" style:font-weight-asian="bold" style:font-name-complex="TimesNewRomanPSMT" style:font-size-complex="11pt"/>
    </style:style>
    <style:style style:name="T8" style:family="text">
      <style:text-properties style:font-name="Calibri" fo:font-size="11pt" style:font-size-asian="11pt" style:font-name-complex="TimesNewRomanPSMT" style:font-size-complex="11pt"/>
    </style:style>
    <style:style style:name="T9" style:family="text">
      <style:text-properties style:font-name="Calibri" fo:font-size="11pt" style:font-size-asian="11pt" style:font-name-complex="TimesNewRomanPSMT" style:font-size-complex="11pt"/>
    </style:style>
    <style:style style:name="T10" style:family="text">
      <style:text-properties style:font-name="Calibri" fo:font-size="11pt" officeooo:rsid="0005d210" style:font-size-asian="11pt" style:font-name-complex="TimesNewRomanPSMT" style:font-size-complex="11pt"/>
    </style:style>
    <style:style style:name="T11" style:family="text">
      <style:text-properties style:font-name="Calibri" fo:font-size="11pt" officeooo:rsid="00038098" style:font-size-asian="11pt" style:font-name-complex="TimesNewRomanPSMT" style:font-size-complex="11pt"/>
    </style:style>
    <style:style style:name="T12" style:family="text">
      <style:text-properties style:font-name="Calibri" fo:font-size="11pt" officeooo:rsid="000680dc" style:font-size-asian="11pt" style:font-name-complex="TimesNewRomanPSMT" style:font-size-complex="11pt"/>
    </style:style>
    <style:style style:name="T13" style:family="text">
      <style:text-properties style:font-name="Consolas1" fo:font-size="11pt" style:font-size-asian="11pt" style:font-name-complex="Consolas2" style:font-size-complex="11pt"/>
    </style:style>
    <style:style style:name="T14" style:family="text">
      <style:text-properties style:font-name="Consolas1" fo:font-size="11pt" fo:font-weight="bold" style:font-size-asian="11pt" style:font-weight-asian="bold" style:font-name-complex="Consolas2" style:font-size-complex="11pt"/>
    </style:style>
    <style:style style:name="T15" style:family="text">
      <style:text-properties style:font-name="Consolas"/>
    </style:style>
    <style:style style:name="T16" style:family="text">
      <style:text-properties style:font-name="Consolas" fo:font-size="11pt" style:font-size-asian="11pt" style:font-size-complex="11pt"/>
    </style:style>
    <style:style style:name="T17" style:family="text">
      <style:text-properties style:font-name="Georgia" fo:font-size="20pt" fo:language="en" fo:country="GB" fo:font-weight="bold" style:font-size-asian="20pt" style:font-weight-asian="bold" style:font-size-complex="20pt" style:font-weight-complex="bold"/>
    </style:style>
    <style:style style:name="T18" style:family="text">
      <style:text-properties style:font-name="Georgia" fo:language="en" fo:country="GB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9" style:family="text">
      <style:text-properties style:font-name="Georgia" fo:language="en" fo:country="GB" fo:font-style="italic" style:text-underline-style="solid" style:text-underline-width="auto" style:text-underline-color="font-color" fo:font-weight="bold" officeooo:rsid="000680dc" style:font-style-asian="italic" style:font-weight-asian="bold" style:font-style-complex="italic"/>
    </style:style>
    <style:style style:name="T20" style:family="text">
      <style:text-properties style:font-name="Georgia" fo:font-size="12pt" fo:language="en" fo:country="GB" fo:font-weight="bold" style:font-size-asian="12pt" style:font-weight-asian="bold" style:font-size-complex="12pt" style:font-weight-complex="bold"/>
    </style:style>
    <style:style style:name="T21" style:family="text">
      <style:text-properties style:font-name="Georgia" fo:font-size="12pt" fo:language="en" fo:country="GB" fo:font-weight="bold" officeooo:rsid="000680dc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<text:s text:c="9"/></text:span><text:span text:style-name="T17">THE STATE UNIVERSITY OF ZANZIBAR</text:span></text:p>
      <text:p text:style-name="P8"><text:span text:style-name="T20">DEPARTMENT OF COMPUTER SCIENCE AND INFORMATION TECHNOLOGY</text:span></text:p>
      <text:p text:style-name="P8"><text:span text:style-name="T20">CS </text:span><text:span text:style-name="T21">1102</text:span><text:span text:style-name="T20"> – </text:span><text:span text:style-name="T21">Introduction to High Level Programming</text:span><text:span text:style-name="T20"> MID-TERM TEST</text:span></text:p>
      <text:p text:style-name="P9"><text:span text:style-name="T18">Date: 1</text:span><text:span text:style-name="T19">9</text:span><text:span text:style-name="T18">/01/2021;<text:tab/>Time allowed: </text:span><text:span text:style-name="T19">120</text:span><text:span text:style-name="T18"> minutes; Total marks: 15; Answer all questions</text:span></text:p>
      <text:list xml:id="list2906001257" text:style-name="WWNum4">
        <text:list-item>
          <text:p text:style-name="P1"><text:span text:style-name="T1">Choose the most Correct Answer [3 marks]</text:span></text:p>
        </text:list-item>
      </text:list>
      <text:list xml:id="list3693661149" text:style-name="WWNum7">
        <text:list-item>
          <text:p text:style-name="P2"><text:span text:style-name="T3">What is the difference between an Algorithm and a Program?</text:span></text:p>
        </text:list-item>
      </text:list>
      <text:list xml:id="list153389762" text:style-name="WWNum8">
        <text:list-item>
          <text:p text:style-name="P3"><text:span text:style-name="T3">An algorithm is a conceptual idea, a program is a concrete instantiation of an algorithm.</text:span></text:p>
        </text:list-item>
        <text:list-item>
          <text:p text:style-name="P3"><text:span text:style-name="T3">An algorithm is limited to mathematical operation, a program can specify all kinds of operations.</text:span></text:p>
        </text:list-item>
        <text:list-item>
          <text:p text:style-name="P3"><text:span text:style-name="T3">An algorithm makes a slow program run fast.</text:span></text:p>
        </text:list-item>
        <text:list-item>
          <text:p text:style-name="P3"><text:span text:style-name="T3">An algorithm deals with computer hardware, a program deals with computer software.</text:span></text:p>
        </text:list-item>
      </text:list>
      <text:list xml:id="list62739204790888" text:continue-list="list3693661149" text:style-name="WWNum7">
        <text:list-item>
          <text:p text:style-name="P2"><text:span text:style-name="T3">The two things every computer can do are:</text:span></text:p>
        </text:list-item>
      </text:list>
      <text:list xml:id="list2583155207" text:style-name="WWNum9">
        <text:list-item>
          <text:p text:style-name="P4"><text:span text:style-name="T3">Perform calculations</text:span></text:p>
        </text:list-item>
        <text:list-item>
          <text:p text:style-name="P4"><text:span text:style-name="T3">Convert electricity to numbers</text:span></text:p>
        </text:list-item>
        <text:list-item>
          <text:p text:style-name="P4"><text:span text:style-name="T3">Display results to a screen</text:span></text:p>
        </text:list-item>
        <text:list-item>
          <text:p text:style-name="P4"><text:span text:style-name="T3">Remember the results</text:span></text:p>
        </text:list-item>
      </text:list>
      <text:list xml:id="list62738931103904" text:continue-list="list62739204790888" text:style-name="WWNum7">
        <text:list-item>
          <text:p text:style-name="P2"><text:span text:style-name="T3">What does it mean when we say that "the computer walks through the sequence executing some computation"?</text:span></text:p>
        </text:list-item>
      </text:list>
      <text:list xml:id="list1451834153" text:style-name="WWNum10">
        <text:list-item>
          <text:p text:style-name="P5"><text:span text:style-name="T3">The computer tests each instruction to ensure it will not harm the circuitry.</text:span></text:p>
        </text:list-item>
        <text:list-item>
          <text:p text:style-name="P5"><text:span text:style-name="T3">The computer executes the instructions in strict, linear sequence, just like walking in a straight line.</text:span></text:p>
        </text:list-item>
        <text:list-item>
          <text:p text:style-name="P5"><text:span text:style-name="T3">The computer executes the instructions mostly in a linear sequence, except sometimes it jumps to a different place in the sequence.</text:span></text:p>
        </text:list-item>
        <text:list-item>
          <text:p text:style-name="P5"><text:span text:style-name="T3">The computer slowly executes instructions so that we can follow its progress, rather than running a program at full speed.</text:span></text:p>
        </text:list-item>
      </text:list>
      <text:list xml:id="list62738117022486" text:continue-list="list2906001257" text:style-name="WWNum4">
        <text:list-item>
          <text:p text:style-name="P13"><text:span text:style-name="T4">State which of the following are </text:span><text:span text:style-name="docemphasis"><text:span text:style-name="T4">true</text:span></text:span><text:span text:style-name="T4"> and which are </text:span><text:span text:style-name="docemphasis"><text:span text:style-name="T4">false</text:span></text:span><text:span text:style-name="T4">. If </text:span><text:span text:style-name="docemphasis"><text:span text:style-name="T4">false</text:span></text:span><text:span text:style-name="T4">, explain your answers.[5 marks]</text:span></text:p>
        </text:list-item>
      </text:list>
      <text:list xml:id="list1919328497" text:style-name="WWNum12">
        <text:list-item>
          <text:p text:style-name="P6"><text:span text:style-name="T3">A computational mode of thinking means that everything can be viewed as a math problem involving numbers and formulas.</text:span></text:p>
        </text:list-item>
        <text:list-item>
          <text:p text:style-name="P6"><text:span text:style-name="T3">In order to compute everything that is computable, every computer must be able to handle the sixteen most primitive operations.</text:span></text:p>
        </text:list-item>
        <text:list-item>
          <text:p text:style-name="P6"><text:span text:style-name="T3">The syntax of a particular computer language is a set of rules defining the grammar of that language.</text:span></text:p>
        </text:list-item>
        <text:list-item>
          <text:p text:style-name="P6"><text:span text:style-name="T3">The following are all valid variable names: _under_bar_, m928134, t5, j7, her_sales, his_account_total, a, b, c, z, z2.</text:span></text:p>
        </text:list-item>
        <text:list-item>
          <text:p text:style-name="P6"><text:span text:style-name="T3">Comments cause the computer to print the text after the // on the screen when the program is executed.</text:span><text:bookmark text:name="_GoBack"/></text:p>
        </text:list-item>
      </text:list>
      <text:list xml:id="list62739332450285" text:continue-list="list62738117022486" text:style-name="WWNum4">
        <text:list-item>
          <text:p text:style-name="P13"><text:span text:style-name="T4">Write a statement (or comment) to accomplish each of the following [5 marks]</text:span></text:p>
        </text:list-item>
      </text:list>
      <text:list xml:id="list968641985" text:style-name="WWNum17">
        <text:list-item>
          <text:p text:style-name="P7"><text:span text:style-name="T3">State that a program calculates the product of three integers.</text:span></text:p>
        </text:list-item>
        <text:list-item>
          <text:p text:style-name="P7"><text:span text:style-name="T3">Compute the product of the three integers contained in variables x, y and z, and assign the result to the variable result.</text:span></text:p>
        </text:list-item>
        <text:list-item>
          <text:p text:style-name="P7"><text:span text:style-name="T3">Print "The product is " followed by the value of the variable result.</text:span></text:p>
        </text:list-item>
        <text:list-item>
          <text:p text:style-name="P7"><text:span text:style-name="T3">Read three integers from the keyboard and store them in the variables x, y and z.</text:span></text:p>
        </text:list-item>
        <text:list-item>
          <text:p text:style-name="P7"><text:soft-page-break/><text:span text:style-name="T3">Print the message "Enter two numbers".</text:span></text:p>
        </text:list-item>
      </text:list>
      <text:list xml:id="list62737949408833" text:continue-list="list62739332450285" text:style-name="WWNum4">
        <text:list-item>
          <text:p text:style-name="P14"><text:span text:style-name="T8">What does this program do?[</text:span><text:span text:style-name="T10">4</text:span><text:span text:style-name="T5"> marks</text:span><text:span text:style-name="T8">]</text:span></text:p>
          <text:list>
            <text:list-item>
              <text:p text:style-name="P10"><text:span text:style-name="T15">// bob and dole are integers<text:line-break/>int accumulator = 0;<text:line-break/>while (true)<text:line-break/>{<text:line-break/><text:tab/>if (dole == 0) break;<text:line-break/><text:tab/>accumulator += ((dole % 2 == 1) ? bob : 0);<text:line-break/><text:tab/>dole /= 2;<text:line-break/><text:tab/>bob *= 2;<text:line-break/>}<text:line-break/>cout &lt;&lt; accumulator &lt;&lt; "\n";</text:span></text:p>
            </text:list-item>
            <text:list-item>
              <text:p text:style-name="Standard"><text:span text:style-name="T16">// N is a nonnegative integer<text:line-break/>double acc = 0;<text:line-break/>for (int i = 1; i &lt;= N; ++i) 4<text:line-break/>{<text:line-break/><text:tab/>double term = (1.0 / i);<text:line-break/><text:tab/>acc += term * term;<text:line-break/><text:tab/>for (int j = 1; j &lt; i; ++j) 8<text:line-break/><text:tab/>{<text:line-break/><text:tab/><text:tab/>acc *= -1;<text:line-break/><text:tab/>}<text:line-break/>}<text:line-break/>cout &lt;&lt; acc &lt;&lt; "\n";</text:span></text:p>
            </text:list-item>
          </text:list>
        </text:list-item>
        <text:list-item>
          <text:p text:style-name="P16"><text:span text:style-name="T13">Programming Questions</text:span></text:p>
          <text:list>
            <text:list-item>
              <text:p text:style-name="P18"><text:span text:style-name="T8">Write a program that outputs “Hello, World!” by printing a const char * with value “Hello, World!”.</text:span></text:p>
            </text:list-item>
            <text:list-item>
              <text:p text:style-name="P19"><text:span text:style-name="T8">Write a program that outputs “Hello, World!” n times (where n is a nonnegative integer that the user will input) with: </text:span></text:p>
              <text:list>
                <text:list-item>
                  <text:p text:style-name="P19"><text:span text:style-name="T8">a for loop. </text:span></text:p>
                </text:list-item>
                <text:list-item>
                  <text:p text:style-name="P19"><text:span text:style-name="T8">a while loop. </text:span></text:p>
                </text:list-item>
                <text:list-item>
                  <text:p text:style-name="P19"><text:span text:style-name="T8">a do...while loop.</text:span></text:p>
                </text:list-item>
              </text:list>
            </text:list-item>
          </text:list>
        </text:list-item>
        <text:list-item>
          <text:p text:style-name="P17"><text:span text:style-name="T8">Given a list of N integers, find its mean (as a double), maximum value, minimum value, and range. Your program will first ask for N, the number of integers in the list, which the user will input. Then the user will input N more numbers. Here is a sample input sequence.</text:span></text:p>
        </text:list-item>
        <text:list-item>
          <text:p text:style-name="P17"><text:span text:style-name="T8">Write a program to read a number N from the user and then find the first N primes. A prime number is a number that only has two divisors, one and itself.</text:span></text:p>
        </text:list-item>
        <text:list-item>
          <text:p text:style-name="P17"><text:soft-page-break/><text:span text:style-name="T8">Write a program that loops indefinitely. In each iteration of the loop, read in an integer N (declared as an int) that is inputted by a user, output N 5 if N is nonnegative and divisible by 5, and -1 otherwise. Use the ternary operator (?:) to accomplish this. (Hint: the modulus operator may be useful.)</text:span></text:p>
          <text:list>
            <text:list-item>
              <text:p text:style-name="P17"><text:span text:style-name="T8">Modify the code from </text:span><text:span text:style-name="T11">8 </text:span><text:span text:style-name="T8">so that if the condition fails, nothing is printed. Use an if and a continue command (instead of the ternary operator) to accomplish this.</text:span></text:p>
            </text:list-item>
            <text:list-item>
              <text:p text:style-name="P17"><text:span text:style-name="T8">Modify the code from </text:span><text:span text:style-name="T11">8</text:span><text:span text:style-name="T8"> to let the user break out of the loop by entering -1 or any negative number. Before the program exits, output the string “Goodbye!”.</text:span></text:p>
            </text:list-item>
          </text:list>
        </text:list-item>
        <text:list-item>
          <text:p text:style-name="P17"><text:span text:style-name="T8">Make sure to use const arguments where appropriate throughout this problem (and all the others).</text:span></text:p>
          <text:list>
            <text:list-item>
              <text:p text:style-name="P17"><text:span text:style-name="T8">Write a single sum function that returns the sum of two integers. Also write the equivalent function for taking the sum of two doubles.</text:span></text:p>
            </text:list-item>
            <text:list-item>
              <text:p text:style-name="P17"><text:span text:style-name="T8">Explain why, given your functions from part 1, sum(1, 10.0) is a syntax error. (Hint: Think about promotion and demotion – the conversion of arguments between types in a function call. Remember that the compiler converts between numerical types for you if necessary.) [1 point]</text:span></text:p>
            </text:list-item>
            <text:list-item>
              <text:p text:style-name="P17"><text:span text:style-name="T12">Write 2 more functions such that you can find the sum of anywhere between 2 and 4 integers by writing sum(num1, num2, ...).</text:span></text:p>
            </text:list-item>
            <text:list-item>
              <text:p text:style-name="P17"><text:span text:style-name="T12">Now write just one function that, using default arguments, allows you to take the sum of anywhere between 2 and 4 integers. What would happen if you put both this definition and your 3-argument function from part 3 into the same file, and called sum(3, 5, 7)? Why?</text:span></text:p>
            </text:list-item>
            <text:list-item>
              <text:p text:style-name="P17"><text:span text:style-name="T12">Write a single sum function capable of handling an arbitrary number of integers. It should take two arguments, include a loop, and return an integer. (Hint: What data types can you use to represent an arbitrarily large set of integers in two arguments?) </text:span></text:p>
            </text:list-item>
          </text:list>
        </text:list-item>
      </text:list>
      <text:p text:style-name="P15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swiss" style:font-pitch="fixed"/>
    <style:font-face style:name="Amiri Quran" svg:font-family="'Amiri Quran'" style:font-pitch="variable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CourierNewPSMT" svg:font-family="CourierNewPS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octex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5" style:display-name="ListLabel 5" style:family="text">
      <style:text-properties fo:color="#3c3c3c"/>
    </style:style>
    <style:style style:name="ListLabel_20_6" style:display-name="ListLabel 6" style:family="text">
      <style:text-properties fo:color="#3c3c3c"/>
    </style:style>
    <style:style style:name="ListLabel_20_7" style:display-name="ListLabel 7" style:family="text">
      <style:text-properties fo:color="#3c3c3c"/>
    </style:style>
    <style:style style:name="ListLabel_20_8" style:display-name="ListLabel 8" style:family="text">
      <style:text-properties fo:color="#3c3c3c"/>
    </style:style>
    <style:style style:name="Default_20_Paragraph_20_Font" style:display-name="Default Paragraph Font" style:family="text"/>
    <style:style style:name="docemphasis" style:family="text" style:parent-style-name="Default_20_Paragraph_20_Font"/>
    <style:style style:name="ListLabel_20_9" style:display-name="ListLabel 9" style:family="text">
      <style:text-properties fo:color="#3c3c3c"/>
    </style:style>
    <style:style style:name="ListLabel_20_10" style:display-name="ListLabel 10" style:family="text">
      <style:text-properties fo:color="#3c3c3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9T09:03:44.093371484</meta:creation-date>
    <dc:date>2021-01-20T06:27:37.277435391</dc:date>
    <meta:editing-duration>PT20H5M4S</meta:editing-duration>
    <meta:editing-cycles>2</meta:editing-cycles>
    <meta:generator>LibreOffice/6.4.0.3$Linux_X86_64 LibreOffice_project/b0a288ab3d2d4774cb44b62f04d5d28733ac6df8</meta:generator>
    <meta:document-statistic meta:table-count="0" meta:image-count="0" meta:object-count="0" meta:page-count="3" meta:paragraph-count="52" meta:word-count="991" meta:character-count="5453" meta:non-whitespace-character-count="4536"/>
  </office:meta>
</office:document-meta>
</file>